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family="paragraph">
      <style:paragraph-properties fo:text-align="justify"/>
      <style:text-properties style:font-name="Arial"/>
    </style:style>
    <style:style style:name="P3" style:parent-style-name="Standard" style:family="paragraph">
      <style:paragraph-properties fo:text-align="justify"/>
      <style:text-properties style:font-name="Arial"/>
    </style:style>
    <style:style style:name="P4" style:parent-style-name="Standard" style:family="paragraph">
      <style:paragraph-properties fo:text-align="justify"/>
      <style:text-properties style:font-name="Arial"/>
    </style:style>
    <style:style style:name="P5" style:parent-style-name="NormalWeb" style:family="paragraph">
      <style:paragraph-properties fo:margin-bottom="0in" fo:line-height="100%"/>
    </style:style>
    <style:style style:name="T6" style:parent-style-name="Fuentedepárrafopredeter." style:family="text">
      <style:text-properties fo:font-weight="bold" style:font-weight-asian="bold" style:font-weight-complex="bold" fo:font-size="16pt" style:font-size-asian="16pt" style:font-size-complex="16pt"/>
    </style:style>
    <style:style style:name="P7" style:parent-style-name="NormalWeb" style:family="paragraph">
      <style:paragraph-properties fo:text-align="justify" fo:margin-bottom="0in" fo:line-height="100%"/>
      <style:text-properties style:font-name="Arial" style:font-name-asian="Noto Serif CJK SC" style:font-name-complex="Lohit Devanagari" style:letter-kerning="true" style:language-asian="zh" style:country-asian="CN" style:language-complex="hi" style:country-complex="IN"/>
    </style:style>
    <style:style style:name="P8" style:parent-style-name="NormalWeb" style:family="paragraph">
      <style:paragraph-properties fo:text-align="justify" fo:margin-bottom="0in" fo:line-height="100%"/>
      <style:text-properties style:font-name="Arial" style:font-name-asian="Noto Serif CJK SC" style:font-name-complex="Lohit Devanagari" style:letter-kerning="true" style:language-asian="zh" style:country-asian="CN" style:language-complex="hi" style:country-complex="IN"/>
    </style:style>
    <style:style style:name="P9" style:parent-style-name="Standard" style:family="paragraph">
      <style:paragraph-properties fo:text-align="justify"/>
      <style:text-properties style:font-name="Arial"/>
    </style:style>
    <style:style style:name="P10" style:parent-style-name="Standard" style:family="paragraph">
      <style:paragraph-properties fo:text-align="justify"/>
      <style:text-properties fo:font-size="14pt" style:font-size-asian="14pt" style:font-size-complex="14pt"/>
    </style:style>
  </office:automatic-styles>
  <office:body>
    <office:text text:use-soft-page-breaks="true">
      <text:p text:style-name="P1">Introducción</text:p>
      <text:p text:style-name="P2">En la actualidad las herramientas tecnología se han convertido en uno de los factores más importantes en cuanto a los usos institucionales de las empresas, estas son utilizados diariamente para el manejo de<text:s/><text:line-break/>información y su proyección social. Así que dentro del amplio ámbito de la informática se busca que día día se puedan lograr los avances necesarios para poder facilitar la vida de las personas, ya que conforme pasa tiempo surgen las necesidades de cambiar<text:s/>algunas cosas. Por lo que en este proyecto se enfoca en implementar<text:s/>un software<text:s/>de ámbito<text:s/>comercial,<text:s/>este software será diseñado para el control de un sistema de ventas de un negocio, buscando<text:s/>una optimización<text:s/>de los datos que esta maneja. Por lo que estas aplicaciones mejoran el control administrativo llevando un seguimiento preciso de todas las transacciones que se realizan dentro de la tienda en un tiempo real, para generar reportes detallados de las cuentas que van permitir a los administradores la cantidad correcta de<text:s/>productos,<text:s/>en el momento<text:s/>adecuado lo cual va permitir al negocio o empresa mejorar servicio al cliente reduciendo cualquier anomalía. Los sistemas de ventas tienen la ventaja de ser personalizados para cumplir con las necesidades<text:s/>específicas<text:s/>de un negocio, por<text:s/>ejemplo,<text:s/>en la tienda<text:s/>las organizaciones de venta al menudeo pueden ayudar a localizando precios de venta de los productos y costos actuales de los productos para poder trabajar más rápidamente.</text:p>
      <text:p text:style-name="P3">En años recientes el mercado<text:s/>ha<text:s/>incrementado<text:s/>y se han ido generando diversos negocios o empresas en todas partes y eso<text:s/>ha<text:s/>llevado a las mismas ofrecer una mejor atención por lo que es muy importante contar con un sistema de ventas rápido y sencillo.</text:p>
      <text:p text:style-name="P4"/>
      <text:p text:style-name="P5"><text:span text:style-name="T6">Propósito</text:span></text:p>
      <text:p text:style-name="P7">El sistema de ventas está orientada a la gestión de empresas comerciales o pequeños negocios, es un software practico que va permitir un mejor control del negocio. Se trata de un software para la gestión de clientes y productos. Donde puedes ingresar como administrador y realizar los que se necesite así sea ingresar, eliminar o modificar un producto o de ser un vendedor buscar los productos que el cliente desee y checar precios, cantidades en existencia y realizar su venta.</text:p>
      <text:p text:style-name="P8">Así mismo generara un informe de la venta y su respectivo ticket. El sistema se hace cargo de registrar las ventas del producto o servicio de la organización, evalúa sus características o necesidades del negocio, llevando un detalle del registro de todas las transacciones.</text:p>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986in" fo:line-height="115%"/>
      <style:text-properties style:font-name="Times New Roman" style:font-name-asian="Times New Roman" style:font-name-complex="Times New Roman" style:letter-kerning="false"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kky</meta:initial-creator>
    <dc:creator>obed20211951@outlook.com</dc:creator>
    <meta:creation-date>2021-10-28T12:38:00Z</meta:creation-date>
    <dc:date>2021-10-28T12:38:00Z</dc:date>
    <meta:template xlink:href="Normal" xlink:type="simple"/>
    <meta:editing-cycles>2</meta:editing-cycles>
    <meta:editing-duration>PT180S</meta:editing-duration>
    <meta:document-statistic meta:page-count="1" meta:paragraph-count="4" meta:word-count="381" meta:character-count="2474" meta:row-count="17" meta:non-whitespace-character-count="2097"/>
  </office:meta>
</office:document-meta>
</file>